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r 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Accurac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thquak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]/[.D2]*100" office:value-type="float" office:value="100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3]/[.D3]*100" office:value-type="float" office:value="85.7142857142857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phone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[.C4]/[.D4]*100" office:value-type="float" office:value="80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eeview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formula="of:=[.C5]/[.D5]*100" office:value-type="float" office:value="72.7272727272727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nner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[.C6]/[.D6]*100" office:value-type="float" office:value="64.4444444444444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hoop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C7]/[.D7]*100" office:value-type="float" office:value="64.2857142857143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c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C8]/[.D8]*100" office:value-type="float" office:value="60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[.C9]/[.D9]*100" office:value-type="float" office:value="60.3448275862069" calcext:value-type="float">
            <text:p/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formula="of:=[.C28]+[.C27]+[.C26]+[.C25]+[.C24]+[.C23]+[.C22]+[.C21]+[.C20]+[.C19]+[.C18]+[.C17]+[.C16]+[.C15]+[.C14]+[.C13]+[.C12]+[.C11]+[.C10]+[.C9]+[.C8]+[.C7]+[.C6]+[.C5]+[.C4]+[.C3]+[.C2]+[.C29]+[.C30]+[.C31]+[.C32]+[.C33]+[.C34]+[.C35]+[.C36]+[.C37]+[.C38]+[.C39]+[.C40]+[.C41]+[.C42]+[.C43]+[.C44]+[.C45]+[.C46]+[.C47]+[.C48]+[.C49]+[.C50]+[.C51]" office:value-type="float" office:value="161" calcext:value-type="float">
            <text:p/>
          </table:table-cell>
          <table:table-cell table:formula="of:=[.D51]+[.D50]+[.D49]+[.D48]+[.D47]+[.D46]+[.D45]+[.D44]+[.D43]+[.D42]+[.D41]+[.D40]+[.D39]+[.D38]+[.D37]+[.D36]+[.D35]+[.D34]+[.D33]+[.D32]+[.D31]+[.D30]+[.D29]+[.D28]+[.D27]+[.D26]+[.D25]+[.D24]+[.D23]+[.D22]+[.D21]+[.D20]+[.D19]+[.D18]+[.D17]+[.D16]+[.D15]+[.D14]+[.D13]+[.D12]+[.D11]+[.D10]+[.D9]+[.D8]+[.D7]+[.D6]+[.D5]+[.D4]+[.D3]+[.D2]++[.D58]" office:value-type="float" office:value="231" calcext:value-type="float">
            <text:p/>
          </table:table-cell>
          <table:table-cell table:formula="of:=[.C53]/[.D53]*100" office:value-type="float" office:value="69.6969696969697" calcext:value-type="float">
            <text:p/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E3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1:40:51.501494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39:19.245075077</meta:creation-date>
    <dc:date>2016-03-18T11:56:40.857747019</dc:date>
    <meta:editing-duration>PT4H29M20S</meta:editing-duration>
    <meta:editing-cycles>47</meta:editing-cycles>
    <meta:generator>LibreOffice/4.2.1.1$Linux_X86_64 LibreOffice_project/420m0$Build-1</meta:generator>
    <meta:document-statistic meta:table-count="1" meta:cell-count="91" meta:object-count="0"/>
  </office:meta>
</office:document-meta>
</file>